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e6e6ff"/>
    </style:style>
    <style:style style:name="P4" style:family="paragraph">
      <style:text-properties fo:font-size="18pt"/>
    </style:style>
    <style:style style:name="T1" style:family="text">
      <style:text-properties fo:color="#e6e6e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e6e6ff" style:text-underline-style="solid" style:text-underline-width="auto" style:text-underline-color="font-color"/>
    </style:style>
    <style:style style:name="T4" style:family="text">
      <style:text-properties fo:color="#e6e6ff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oidLab – használd a telefonom!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Dr Vida Rolland, Lajtha Balázs</text:p>
            <text:p text:style-name="P1"><text:a xlink:href="mailto:vida@tmit.bme.hu">vida@tmit.bme.hu</text:a></text:p>
            <text:p text:style-name="P1"><text:a xlink:href="mailto:lajtha.balazs@tmit.bme.hu">lajtha.balazs@tmit.bme.hu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oidLab – használd a telefonom!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r Vida Rolland,</text:span> <text:span text:style-name="T2">Lajtha Balázs</text:span></text:p>
            <text:p text:style-name="P1"><text:span text:style-name="T3"><text:a xlink:href="mailto:vida@tmit.bme.hu">vida@tmit.bme.hu</text:a></text:span></text:p>
            <text:p text:style-name="P1"><text:a xlink:href="mailto:lajtha.balazs@tmit.bme.hu">lajtha.balazs@tmit.bme.hu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oidLa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owdSensing</text:p>
              </text:list-item>
              <text:list-item>
                <text:p>Cloud</text:p>
              </text:list-item>
              <text:list-item>
                <text:p>Android</text:p>
              </text:list-item>
              <text:list-item>
                <text:p>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oidLa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owdSensing</text:p>
              </text:list-item>
              <text:list-item>
                <text:p><text:span text:style-name="T4">Cloud</text:span></text:p>
              </text:list-item>
              <text:list-item>
                <text:p><text:span text:style-name="T4">Android</text:span></text:p>
              </text:list-item>
              <text:list-item>
                <text:p><text:span text:style-name="T4">Frame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wdSourc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“A crowdsourcing során egy szervezet a hagyományos esetben belsőleg, saját dolgozók vagy alvállalkozók által elvégzett feladatokat a szervezettől független személyek nagy csoportjának szervezi ki, jellemzően online formában.”</text:p>
                <text:p><text:s text:c="56"/>/Wikipedia/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4">“</text:span><text:span text:style-name="T4">A crowdsourcing során egy szervezet a hagyományos esetben belsőleg, saját dolgozók vagy alvállalkozók által elvégzett</text:span> feladatokat<text:span text:style-name="T4"> a szervezettől független személyek nagy csoportjának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4">“</text:span><text:span text:style-name="T4">A crowdsourcing során </text:span><text:span text:style-name="T5">egy szervezet </text:span><text:span text:style-name="T4">a hagyományos esetben belsőleg, saját dolgozók vagy alvállalkozók által elvégzett feladatokat a szervezettől független személyek nagy csoportjának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4">“</text:span><text:span text:style-name="T4">A crowdsourcing során egy szervezet a hagyományos esetben belsőleg, saját dolgozók vagy alvállalkozók által elvégzett feladatokat a </text:span><text:span text:style-name="T5">szervezettől független személyek nagy csoportjának</text:span><text:span text:style-name="T4">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4">“</text:span><text:span text:style-name="T4">A crowdsourcing során egy szervezet a hagyományos esetben belsőleg, saját dolgozók vagy alvállalkozók által elvégzett feladatokat a szervezettől független személyek nagy csoportjának szervezi ki, </text:span><text:span text:style-name="T5">jellemzően online formában</text:span><text:span text:style-name="T4">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layer="layout" svg:width="7.542cm" svg:height="0.963cm" svg:x="10.16cm" svg:y="9.144cm">
          <draw:text-box>
            <text:p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4" draw:layer="layout" svg:width="7.542cm" svg:height="0.963cm" svg:x="10.16cm" svg:y="9.144cm">
          <draw:text-box>
            <text:p text:style-name="P4"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4" draw:layer="layout" svg:width="7.542cm" svg:height="0.963cm" svg:x="10.16cm" svg:y="9.144cm">
          <draw:text-box>
            <text:p text:style-name="P4"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4" draw:layer="layout" svg:width="7.542cm" svg:height="0.963cm" svg:x="10.16cm" svg:y="9.144cm">
          <draw:text-box>
            <text:p text:style-name="P4"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4" draw:layer="layout" svg:width="7.542cm" svg:height="0.963cm" svg:x="10.16cm" svg:y="9.144cm">
          <draw:text-box>
            <text:p text:style-name="P4"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layer="layout" svg:width="8.164cm" svg:height="0.963cm" svg:x="9.315cm" svg:y="9.705cm">
          <draw:text-box>
            <text:p>Ide jönnek az offline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ensing</text:p>
          </draw:text-box>
        </draw:frame>
        <draw:frame draw:style-name="gr2" draw:text-style-name="P4" draw:layer="layout" svg:width="2.403cm" svg:height="0.963cm" svg:x="10.16cm" svg:y="9.144cm">
          <draw:text-box>
            <text:p text:style-name="P4">Időkép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ensing</text:p>
          </draw:text-box>
        </draw:frame>
        <draw:frame draw:style-name="gr2" draw:text-style-name="P4" draw:layer="layout" svg:width="7.542cm" svg:height="0.963cm" svg:x="10.16cm" svg:y="9.144cm">
          <draw:text-box>
            <text:p text:style-name="P4"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azs Lajtha</meta:initial-creator>
    <meta:creation-date>2013-11-10T23:31:04.13</meta:creation-date>
    <meta:editing-duration>PT47M23S</meta:editing-duration>
    <meta:editing-cycles>17</meta:editing-cycles>
    <meta:generator>OpenOffice.org/3.4.1$Win32 OpenOffice.org_project/341m1$Build-9593</meta:generator>
    <dc:date>2013-11-11T00:18:23.55</dc:date>
    <dc:creator>Balazs Lajtha</dc:creator>
    <meta:document-statistic meta:object-count="92"/>
  </office:meta>
</office:document-meta>
</file>